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text-properties style:font-name="Arial" fo:font-size="12pt" style:font-size-asian="12pt" style:font-size-complex="12pt"/>
    </style:style>
    <style:style style:name="P5" style:family="paragraph" style:parent-style-name="Text_20_body" style:list-style-name="L1">
      <style:paragraph-properties fo:orphans="2" fo:widows="2"/>
      <style:text-properties style:font-name="Arial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333333" fo:letter-spacing="normal" fo:font-style="normal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44cm" fo:margin-bottom="1.997cm" fo:margin-left="1.058cm" fo:margin-right="1.0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57S</meta:editing-duration>
    <meta:editing-cycles>5</meta:editing-cycles>
    <meta:generator>OpenOffice/4.1.14$Win32 OpenOffice.org_project/4114m1$Build-9811</meta:generator>
    <dc:date>2023-11-26T12:29:24.58</dc:date>
    <dc:creator>kaos sevdalisi</dc:cre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